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erif"/>
    </style:style>
    <style:style style:name="P2" style:family="paragraph" style:parent-style-name="Text_20_body">
      <style:text-properties style:font-name="FreeSerif" fo:font-size="12pt" officeooo:paragraph-rsid="001406ea" style:font-size-asian="10.5pt" style:font-size-complex="12pt"/>
    </style:style>
    <style:style style:name="P3" style:family="paragraph" style:parent-style-name="Text_20_body">
      <style:paragraph-properties fo:text-align="justify" style:justify-single-word="false"/>
      <style:text-properties style:font-name="FreeSerif" fo:font-size="12pt" officeooo:rsid="003e7d4d" officeooo:paragraph-rsid="003f289c" style:font-size-asian="10.5pt" style:font-size-complex="12pt"/>
    </style:style>
    <style:style style:name="P4" style:family="paragraph" style:parent-style-name="Text_20_body">
      <style:paragraph-properties fo:text-align="justify" style:justify-single-word="false"/>
      <style:text-properties style:font-name="FreeSerif" officeooo:rsid="000c0f8e" officeooo:paragraph-rsid="000c0f8e"/>
    </style:style>
    <style:style style:name="P5" style:family="paragraph" style:parent-style-name="Text_20_body">
      <style:text-properties style:font-name="FreeSerif" officeooo:paragraph-rsid="002dc6d4"/>
    </style:style>
    <style:style style:name="P6" style:family="paragraph" style:parent-style-name="Text_20_body">
      <style:paragraph-properties fo:text-align="justify" style:justify-single-word="false"/>
      <style:text-properties style:font-name="FreeSerif" officeooo:rsid="00326a27" officeooo:paragraph-rsid="004f8eb2"/>
    </style:style>
    <style:style style:name="P7" style:family="paragraph" style:parent-style-name="Text_20_body">
      <style:paragraph-properties fo:text-align="justify" style:justify-single-word="false"/>
      <style:text-properties style:font-name="FreeSerif" fo:font-weight="bold" officeooo:rsid="00326a27" officeooo:paragraph-rsid="005123d4" style:font-weight-asian="bold" style:font-weight-complex="bold"/>
    </style:style>
    <style:style style:name="P8" style:family="paragraph" style:parent-style-name="Text_20_body">
      <style:paragraph-properties fo:text-align="justify" style:justify-single-word="false"/>
      <style:text-properties style:font-name="FreeSerif" fo:font-weight="bold" officeooo:rsid="0040e8a0" officeooo:paragraph-rsid="005123d4" style:font-weight-asian="bold" style:font-weight-complex="bold"/>
    </style:style>
    <style:style style:name="P9" style:family="paragraph" style:parent-style-name="Text_20_body">
      <style:paragraph-properties fo:text-align="justify" style:justify-single-word="false"/>
      <style:text-properties style:font-name="FreeSerif" fo:font-weight="bold" officeooo:rsid="005264b3" officeooo:paragraph-rsid="005264b3" style:font-weight-asian="bold" style:font-weight-complex="bold"/>
    </style:style>
    <style:style style:name="P10" style:family="paragraph" style:parent-style-name="Text_20_body">
      <style:paragraph-properties fo:text-align="justify" style:justify-single-word="false"/>
      <style:text-properties style:font-name="FreeSerif" fo:font-weight="bold" officeooo:rsid="00546eab" officeooo:paragraph-rsid="00546eab" style:font-weight-asian="bold" style:font-weight-complex="bold"/>
    </style:style>
    <style:style style:name="P11" style:family="paragraph" style:parent-style-name="Text_20_body">
      <style:text-properties style:font-name="FreeSerif" officeooo:paragraph-rsid="00538a24"/>
    </style:style>
    <style:style style:name="P12" style:family="paragraph" style:parent-style-name="Text_20_body">
      <style:paragraph-properties fo:text-align="justify" style:justify-single-word="false"/>
      <style:text-properties style:font-name="FreeSerif" fo:font-weight="normal" officeooo:rsid="0055b59d" officeooo:paragraph-rsid="0055b59d" style:font-weight-asian="normal" style:font-weight-complex="normal"/>
    </style:style>
    <style:style style:name="P13" style:family="paragraph" style:parent-style-name="Text_20_body">
      <style:text-properties style:font-name="FreeSerif" officeooo:paragraph-rsid="005ff136"/>
    </style:style>
    <style:style style:name="P14" style:family="paragraph" style:parent-style-name="Text_20_body">
      <style:paragraph-properties fo:text-align="justify" style:justify-single-word="false"/>
      <style:text-properties officeooo:paragraph-rsid="00185a9d"/>
    </style:style>
    <style:style style:name="P15" style:family="paragraph" style:parent-style-name="Text_20_body">
      <style:text-properties style:font-name="FreeSans" fo:font-size="14pt" officeooo:rsid="000ab894" officeooo:paragraph-rsid="000ab894" style:font-size-asian="12.25pt" style:font-size-complex="14pt"/>
    </style:style>
    <style:style style:name="P16" style:family="paragraph" style:parent-style-name="Text_20_body">
      <style:text-properties fo:color="#000000" style:font-name="FreeSerif" officeooo:paragraph-rsid="005ff136"/>
    </style:style>
    <style:style style:name="P17" style:family="paragraph" style:parent-style-name="Text_20_body">
      <style:text-properties style:font-name="FreeSerif"/>
    </style:style>
    <style:style style:name="P18" style:family="paragraph" style:parent-style-name="Text_20_body">
      <style:text-properties style:font-name="FreeSerif" fo:font-size="12pt" officeooo:rsid="005ff136" officeooo:paragraph-rsid="002b5610" style:font-size-asian="10.5pt" style:font-size-complex="12pt"/>
    </style:style>
    <style:style style:name="P19" style:family="paragraph" style:parent-style-name="Text_20_body">
      <style:text-properties style:font-name="FreeSerif" officeooo:paragraph-rsid="00657995"/>
    </style:style>
    <style:style style:name="P20" style:family="paragraph" style:parent-style-name="Text_20_body">
      <style:text-properties style:font-name="FreeSerif" officeooo:paragraph-rsid="0068d1b3"/>
    </style:style>
    <style:style style:name="P21" style:family="paragraph" style:parent-style-name="Text_20_body">
      <style:text-properties fo:color="#000000" style:font-name="FreeSerif"/>
    </style:style>
    <style:style style:name="P22" style:family="paragraph" style:parent-style-name="Text_20_body">
      <style:text-properties officeooo:paragraph-rsid="0063ac2f"/>
    </style:style>
    <style:style style:name="P23" style:family="paragraph" style:parent-style-name="Text_20_body">
      <style:text-properties officeooo:paragraph-rsid="0065ac8f"/>
    </style:style>
    <style:style style:name="P24" style:family="paragraph" style:parent-style-name="Text_20_body">
      <style:text-properties officeooo:paragraph-rsid="00665a7d"/>
    </style:style>
    <style:style style:name="P25" style:family="paragraph" style:parent-style-name="Text_20_body">
      <style:text-properties officeooo:paragraph-rsid="0068d1b3"/>
    </style:style>
    <style:style style:name="P26" style:family="paragraph" style:parent-style-name="Heading_20_3">
      <style:text-properties style:font-name="FreeSans" fo:font-size="12pt" officeooo:rsid="000c0f8e" officeooo:paragraph-rsid="000c0f8e" style:font-size-asian="10.5pt" style:font-size-complex="12pt"/>
    </style:style>
    <style:style style:name="P27" style:family="paragraph" style:parent-style-name="Heading_20_3">
      <style:text-properties style:font-name="FreeSans" fo:font-size="12pt" officeooo:rsid="002b5610" officeooo:paragraph-rsid="002c0a61" style:font-size-asian="10.5pt" style:font-size-complex="12pt"/>
    </style:style>
    <style:style style:name="P28" style:family="paragraph" style:parent-style-name="Heading_20_3">
      <style:text-properties officeooo:paragraph-rsid="002b5610"/>
    </style:style>
    <style:style style:name="P29" style:family="paragraph" style:parent-style-name="Heading_20_3">
      <style:text-properties officeooo:rsid="005ff136" officeooo:paragraph-rsid="005ff136"/>
    </style:style>
    <style:style style:name="P30" style:family="paragraph" style:parent-style-name="Heading_20_3">
      <style:text-properties officeooo:paragraph-rsid="005ff136"/>
    </style:style>
    <style:style style:name="P31" style:family="paragraph" style:parent-style-name="Heading_20_3" style:list-style-name=""/>
    <style:style style:name="P32" style:family="paragraph" style:parent-style-name="Heading_20_3">
      <style:text-properties officeooo:rsid="0068d1b3" officeooo:paragraph-rsid="0068d1b3"/>
    </style:style>
    <style:style style:name="P33" style:family="paragraph" style:parent-style-name="Heading_20_3">
      <style:paragraph-properties fo:break-before="page"/>
    </style:style>
    <style:style style:name="P34" style:family="paragraph" style:parent-style-name="Heading_20_1">
      <style:paragraph-properties fo:break-before="page"/>
      <style:text-properties style:font-name="FreeSans" fo:font-size="16pt" officeooo:rsid="001406ea" officeooo:paragraph-rsid="001406ea" style:font-size-asian="14pt" style:font-size-complex="16pt"/>
    </style:style>
    <style:style style:name="P35" style:family="paragraph" style:parent-style-name="Heading_20_2">
      <style:text-properties style:font-name="FreeSans" fo:font-size="14pt" officeooo:rsid="000ab894" officeooo:paragraph-rsid="000ab894" style:font-size-asian="12.25pt" style:font-size-complex="14pt"/>
    </style:style>
    <style:style style:name="T1" style:family="text">
      <style:text-properties style:font-name="FreeSans" fo:font-size="12pt" style:font-size-asian="10.5pt" style:font-size-complex="12pt"/>
    </style:style>
    <style:style style:name="T2" style:family="text">
      <style:text-properties style:font-name="FreeSans" fo:font-size="12pt" officeooo:rsid="000c0f8e" style:font-size-asian="10.5pt" style:font-size-complex="12pt"/>
    </style:style>
    <style:style style:name="T3" style:family="text">
      <style:text-properties style:font-name="FreeSans" fo:font-size="12pt" officeooo:rsid="005d3dd8" style:font-size-asian="10.5pt" style:font-size-complex="12pt"/>
    </style:style>
    <style:style style:name="T4" style:family="text">
      <style:text-properties style:font-name="FreeSans" fo:font-size="12pt" officeooo:rsid="005ff136" style:font-size-asian="10.5pt" style:font-size-complex="12pt"/>
    </style:style>
    <style:style style:name="T5" style:family="text">
      <style:text-properties fo:font-size="12pt" style:font-size-asian="10.5pt" style:font-size-complex="12pt"/>
    </style:style>
    <style:style style:name="T6" style:family="text">
      <style:text-properties fo:font-size="12pt" officeooo:rsid="000da31f" style:font-size-asian="10.5pt" style:font-size-complex="12pt"/>
    </style:style>
    <style:style style:name="T7" style:family="text">
      <style:text-properties fo:font-size="12pt" officeooo:rsid="000f5bef" style:font-size-asian="10.5pt" style:font-size-complex="12pt"/>
    </style:style>
    <style:style style:name="T8" style:family="text">
      <style:text-properties fo:font-size="12pt" officeooo:rsid="001161d0" style:font-size-asian="10.5pt" style:font-size-complex="12pt"/>
    </style:style>
    <style:style style:name="T9" style:family="text">
      <style:text-properties fo:font-size="12pt" officeooo:rsid="0012fedf" style:font-size-asian="10.5pt" style:font-size-complex="12pt"/>
    </style:style>
    <style:style style:name="T10" style:family="text">
      <style:text-properties fo:font-size="12pt" officeooo:rsid="001406ea" style:font-size-asian="10.5pt" style:font-size-complex="12pt"/>
    </style:style>
    <style:style style:name="T11" style:family="text">
      <style:text-properties fo:font-size="12pt" officeooo:rsid="00152240" style:font-size-asian="10.5pt" style:font-size-complex="12pt"/>
    </style:style>
    <style:style style:name="T12" style:family="text">
      <style:text-properties fo:font-size="12pt" officeooo:rsid="00167b6e" style:font-size-asian="10.5pt" style:font-size-complex="12pt"/>
    </style:style>
    <style:style style:name="T13" style:family="text">
      <style:text-properties fo:font-size="12pt" officeooo:rsid="0016ddfa" style:font-size-asian="10.5pt" style:font-size-complex="12pt"/>
    </style:style>
    <style:style style:name="T14" style:family="text">
      <style:text-properties fo:font-size="12pt" officeooo:rsid="001bc117" style:font-size-asian="10.5pt" style:font-size-complex="12pt"/>
    </style:style>
    <style:style style:name="T15" style:family="text">
      <style:text-properties fo:font-size="12pt" officeooo:rsid="001c3400" style:font-size-asian="10.5pt" style:font-size-complex="12pt"/>
    </style:style>
    <style:style style:name="T16" style:family="text">
      <style:text-properties fo:font-size="12pt" officeooo:rsid="001c8e1b" style:font-size-asian="10.5pt" style:font-size-complex="12pt"/>
    </style:style>
    <style:style style:name="T17" style:family="text">
      <style:text-properties fo:font-size="12pt" officeooo:rsid="001d61d3" style:font-size-asian="10.5pt" style:font-size-complex="12pt"/>
    </style:style>
    <style:style style:name="T18" style:family="text">
      <style:text-properties fo:font-size="12pt" officeooo:rsid="001def5b" style:font-size-asian="10.5pt" style:font-size-complex="12pt"/>
    </style:style>
    <style:style style:name="T19" style:family="text">
      <style:text-properties fo:font-size="12pt" officeooo:rsid="001ed323" style:font-size-asian="10.5pt" style:font-size-complex="12pt"/>
    </style:style>
    <style:style style:name="T20" style:family="text">
      <style:text-properties fo:font-size="12pt" officeooo:rsid="001fd26b" style:font-size-asian="10.5pt" style:font-size-complex="12pt"/>
    </style:style>
    <style:style style:name="T21" style:family="text">
      <style:text-properties fo:font-size="12pt" officeooo:rsid="002dc6d4" style:font-size-asian="10.5pt" style:font-size-complex="12pt"/>
    </style:style>
    <style:style style:name="T22" style:family="text">
      <style:text-properties fo:font-size="12pt" officeooo:rsid="0032fe55" style:font-size-asian="10.5pt" style:font-size-complex="12pt"/>
    </style:style>
    <style:style style:name="T23" style:family="text">
      <style:text-properties fo:font-size="12pt" officeooo:rsid="003428aa" style:font-size-asian="10.5pt" style:font-size-complex="12pt"/>
    </style:style>
    <style:style style:name="T24" style:family="text">
      <style:text-properties fo:font-size="12pt" officeooo:rsid="0035be0a" style:font-size-asian="10.5pt" style:font-size-complex="12pt"/>
    </style:style>
    <style:style style:name="T25" style:family="text">
      <style:text-properties fo:font-size="12pt" officeooo:rsid="00379016" style:font-size-asian="10.5pt" style:font-size-complex="12pt"/>
    </style:style>
    <style:style style:name="T26" style:family="text">
      <style:text-properties fo:font-size="12pt" officeooo:rsid="00393309" style:font-size-asian="10.5pt" style:font-size-complex="12pt"/>
    </style:style>
    <style:style style:name="T27" style:family="text">
      <style:text-properties fo:font-size="12pt" officeooo:rsid="003ba27e" style:font-size-asian="10.5pt" style:font-size-complex="12pt"/>
    </style:style>
    <style:style style:name="T28" style:family="text">
      <style:text-properties fo:font-size="12pt" officeooo:rsid="003f289c" style:font-size-asian="10.5pt" style:font-size-complex="12pt"/>
    </style:style>
    <style:style style:name="T29" style:family="text">
      <style:text-properties fo:font-size="12pt" officeooo:rsid="003f72d1" style:font-size-asian="10.5pt" style:font-size-complex="12pt"/>
    </style:style>
    <style:style style:name="T30" style:family="text">
      <style:text-properties fo:font-size="12pt" officeooo:rsid="003e7d4d" style:font-size-asian="10.5pt" style:font-size-complex="12pt"/>
    </style:style>
    <style:style style:name="T31" style:family="text">
      <style:text-properties fo:font-size="12pt" officeooo:rsid="004624fd" style:font-size-asian="10.5pt" style:font-size-complex="12pt"/>
    </style:style>
    <style:style style:name="T32" style:family="text">
      <style:text-properties fo:font-size="12pt" officeooo:rsid="0050dff9" style:font-size-asian="10.5pt" style:font-size-complex="12pt"/>
    </style:style>
    <style:style style:name="T33" style:family="text">
      <style:text-properties fo:font-size="12pt" officeooo:rsid="005123d4" style:font-size-asian="10.5pt" style:font-size-complex="12pt"/>
    </style:style>
    <style:style style:name="T34" style:family="text">
      <style:text-properties fo:font-size="12pt" officeooo:rsid="00565654" style:font-size-asian="10.5pt" style:font-size-complex="12pt"/>
    </style:style>
    <style:style style:name="T35" style:family="text">
      <style:text-properties fo:font-size="12pt" officeooo:rsid="005793a5" style:font-size-asian="10.5pt" style:font-size-complex="12pt"/>
    </style:style>
    <style:style style:name="T36" style:family="text">
      <style:text-properties fo:font-size="12pt" officeooo:rsid="005264b3" style:font-size-asian="10.5pt" style:font-size-complex="12pt"/>
    </style:style>
    <style:style style:name="T37" style:family="text">
      <style:text-properties fo:font-size="12pt" officeooo:rsid="00657995" style:font-size-asian="10.5pt" style:font-size-complex="12pt"/>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50dff9" style:font-size-asian="10.5pt" style:font-weight-asian="normal" style:font-size-complex="12pt" style:font-weight-complex="normal"/>
    </style:style>
    <style:style style:name="T40" style:family="text">
      <style:text-properties fo:font-size="12pt" fo:font-weight="normal" officeooo:rsid="005123d4" style:font-size-asian="10.5pt" style:font-weight-asian="normal" style:font-size-complex="12pt" style:font-weight-complex="normal"/>
    </style:style>
    <style:style style:name="T41" style:family="text">
      <style:text-properties fo:font-size="12pt" fo:font-weight="normal" officeooo:rsid="00538a24" style:font-size-asian="10.5pt" style:font-weight-asian="normal" style:font-size-complex="12pt" style:font-weight-complex="normal"/>
    </style:style>
    <style:style style:name="T42" style:family="text">
      <style:text-properties fo:font-size="12pt" fo:font-weight="normal" officeooo:rsid="00546eab" style:font-size-asian="10.5pt" style:font-weight-asian="normal" style:font-size-complex="12pt" style:font-weight-complex="normal"/>
    </style:style>
    <style:style style:name="T43" style:family="text">
      <style:text-properties fo:font-size="12pt" fo:font-weight="normal" officeooo:rsid="0055b59d" style:font-size-asian="10.5pt" style:font-weight-asian="normal" style:font-size-complex="12pt" style:font-weight-complex="normal"/>
    </style:style>
    <style:style style:name="T44" style:family="text">
      <style:text-properties fo:font-size="12pt" fo:font-weight="normal" officeooo:rsid="00565654" style:font-size-asian="10.5pt" style:font-weight-asian="normal" style:font-size-complex="12pt" style:font-weight-complex="normal"/>
    </style:style>
    <style:style style:name="T45" style:family="text">
      <style:text-properties style:font-name="FreeSerif"/>
    </style:style>
    <style:style style:name="T46" style:family="text">
      <style:text-properties style:font-name="FreeSerif" fo:font-size="12pt" officeooo:rsid="001c3400" style:font-size-asian="10.5pt" style:font-size-complex="12pt"/>
    </style:style>
    <style:style style:name="T47" style:family="text">
      <style:text-properties style:font-name="FreeSerif" fo:font-size="12pt" officeooo:rsid="00185a9d" style:font-size-asian="10.5pt" style:font-size-complex="12pt"/>
    </style:style>
    <style:style style:name="T48" style:family="text">
      <style:text-properties style:font-name="FreeSerif" fo:font-size="12pt" officeooo:rsid="002316ec" style:font-size-asian="10.5pt" style:font-size-complex="12pt"/>
    </style:style>
    <style:style style:name="T49" style:family="text">
      <style:text-properties style:font-name="FreeSerif" fo:font-size="12pt" officeooo:rsid="0022cbd8" style:font-size-asian="10.5pt" style:font-size-complex="12pt"/>
    </style:style>
    <style:style style:name="T50" style:family="text">
      <style:text-properties style:font-name="FreeSerif" fo:font-size="12pt" officeooo:rsid="001c8e1b" style:font-size-asian="10.5pt" style:font-size-complex="12pt"/>
    </style:style>
    <style:style style:name="T51" style:family="text">
      <style:text-properties style:font-name="FreeSerif" fo:font-size="12pt" officeooo:rsid="001d61d3" style:font-size-asian="10.5pt" style:font-size-complex="12pt"/>
    </style:style>
    <style:style style:name="T52" style:family="text">
      <style:text-properties style:font-name="FreeSerif" fo:font-size="12pt" officeooo:rsid="002102f0" style:font-size-asian="10.5pt" style:font-size-complex="12pt"/>
    </style:style>
    <style:style style:name="T53" style:family="text">
      <style:text-properties style:font-name="FreeSerif" fo:font-size="12pt" officeooo:rsid="0024c43f" style:font-size-asian="10.5pt" style:font-size-complex="12pt"/>
    </style:style>
    <style:style style:name="T54" style:family="text">
      <style:text-properties style:font-name="FreeSerif" fo:font-size="12pt" officeooo:rsid="0024c85f" style:font-size-asian="10.5pt" style:font-size-complex="12pt"/>
    </style:style>
    <style:style style:name="T55" style:family="text">
      <style:text-properties style:font-name="FreeSerif" fo:font-size="12pt" officeooo:rsid="003ba27e" style:font-size-asian="10.5pt" style:font-size-complex="12pt"/>
    </style:style>
    <style:style style:name="T56" style:family="text">
      <style:text-properties style:font-name="FreeSerif" fo:font-size="12pt" officeooo:rsid="001406ea" style:font-size-asian="10.5pt" style:font-size-complex="12pt"/>
    </style:style>
    <style:style style:name="T57" style:family="text">
      <style:text-properties style:font-name="FreeSerif" fo:font-size="12pt" officeooo:rsid="0063ac2f" style:font-size-asian="10.5pt" style:font-size-complex="12pt"/>
    </style:style>
    <style:style style:name="T58" style:family="text">
      <style:text-properties style:font-name="FreeSerif" officeooo:rsid="00152240"/>
    </style:style>
    <style:style style:name="T59" style:family="text">
      <style:text-properties style:font-name="FreeSerif" officeooo:rsid="006106c0"/>
    </style:style>
    <style:style style:name="T60" style:family="text">
      <style:text-properties style:font-name="FreeSerif" officeooo:rsid="0063ac2f"/>
    </style:style>
    <style:style style:name="T61" style:family="text">
      <style:text-properties officeooo:rsid="00152240"/>
    </style:style>
    <style:style style:name="T62" style:family="text">
      <style:text-properties officeooo:rsid="001c8e1b"/>
    </style:style>
    <style:style style:name="T63" style:family="text">
      <style:text-properties officeooo:rsid="002dc6d4"/>
    </style:style>
    <style:style style:name="T64" style:family="text">
      <style:text-properties officeooo:rsid="003ba27e"/>
    </style:style>
    <style:style style:name="T65" style:family="text">
      <style:text-properties officeooo:rsid="005264b3"/>
    </style:style>
    <style:style style:name="T66" style:family="text">
      <style:text-properties officeooo:rsid="005ff136"/>
    </style:style>
    <style:style style:name="T6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63ac2f" style:text-blinking="false" fo:background-color="transparent" loext:char-shading-value="0" style:font-size-asian="12pt" style:font-size-complex="12pt"/>
    </style:style>
    <style:style style:name="T6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68d1b3" style:text-blinking="false" fo:background-color="transparent" loext:char-shading-value="0" style:font-size-asian="12pt" style:font-size-complex="12pt"/>
    </style:style>
    <style:style style:name="T70" style:family="text">
      <style:text-properties fo:font-variant="normal" fo:text-transform="none" fo:color="#000000" style:text-line-through-style="none" style:text-line-through-type="none" style:font-name="FreeSerif" fo:font-size="12pt" fo:font-style="normal" style:text-underline-style="none" fo:font-weight="normal" officeooo:rsid="0063ac2f"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FreeSerif" fo:font-size="12pt" fo:font-style="normal" style:text-underline-style="none" fo:font-weight="normal" officeooo:rsid="00657995"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FreeSerif" fo:font-size="12pt" fo:font-style="normal" style:text-underline-style="none" fo:font-weight="normal" officeooo:rsid="0065ac8f" style:text-blinking="false" fo:background-color="transparent" loext:char-shading-value="0" style:font-size-asian="12pt" style:font-size-complex="12pt"/>
    </style:style>
    <style:style style:name="T73" style:family="text">
      <style:text-properties fo:font-variant="normal" fo:text-transform="none" fo:color="#000000" style:text-line-through-style="none" style:text-line-through-type="none" style:font-name="FreeSerif" fo:font-size="12pt" fo:font-style="normal" style:text-underline-style="none" fo:font-weight="normal" officeooo:rsid="00665a7d" style:text-blinking="false" fo:background-color="transparent" loext:char-shading-value="0" style:font-size-asian="12pt" style:font-size-complex="12pt"/>
    </style:style>
    <style:style style:name="T74" style:family="text">
      <style:text-properties fo:font-variant="normal" fo:text-transform="none" fo:color="#000000" style:text-line-through-style="none" style:text-line-through-type="none" style:font-name="FreeSerif" fo:font-size="12pt" fo:font-style="normal" style:text-underline-style="none" fo:font-weight="normal" officeooo:rsid="0068d1b3" style:text-blinking="false" fo:background-color="transparent" loext:char-shading-value="0" style:font-size-asian="12pt" style:font-size-complex="12pt"/>
    </style:style>
    <style:style style:name="T75" style:family="text">
      <style:text-properties fo:font-variant="normal" fo:text-transform="none" fo:color="#000000" style:text-line-through-style="none" style:text-line-through-type="none" style:font-name="FreeSerif" fo:font-size="12pt" fo:font-style="normal" style:text-underline-style="none" fo:font-weight="normal" officeooo:rsid="0063ac2f" style:text-blinking="false" fo:background-color="transparent" loext:char-shading-value="0" style:font-size-asian="12pt" style:font-size-complex="12pt"/>
    </style:style>
    <style:style style:name="T76" style:family="text">
      <style:text-properties fo:font-variant="normal" fo:text-transform="none" fo:color="#000000" style:text-line-through-style="none" style:text-line-through-type="none" style:font-name="FreeSerif" fo:font-size="12pt" fo:font-style="normal" style:text-underline-style="none" fo:font-weight="normal" officeooo:rsid="00152240"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style:font-name="FreeSerif" fo:font-size="12pt" fo:font-style="normal" style:text-underline-style="none" fo:font-weight="normal" officeooo:rsid="005264b3" style:text-blinking="false" fo:background-color="transparent" loext:char-shading-value="0" style:font-size-asian="12pt" style:font-size-complex="12pt"/>
    </style:style>
    <style:style style:name="T78" style:family="text">
      <style:text-properties fo:font-variant="normal" fo:text-transform="none" fo:color="#000000" style:text-line-through-style="none" style:text-line-through-type="none" style:font-name="FreeSerif" fo:font-size="12pt" fo:font-style="normal" style:text-underline-style="none" fo:font-weight="normal" officeooo:rsid="00657995" style:text-blinking="false" fo:background-color="transparent" loext:char-shading-value="0" style:font-size-asian="12pt" style:font-size-complex="12pt"/>
    </style:style>
    <style:style style:name="T79" style:family="text">
      <style:text-properties fo:font-variant="normal" fo:text-transform="none" fo:color="#000000" style:text-line-through-style="none" style:text-line-through-type="none" style:font-name="FreeSerif" fo:font-size="12pt" fo:font-style="normal" style:text-underline-style="none" fo:font-weight="normal" officeooo:rsid="0065ac8f" style:text-blinking="false" fo:background-color="transparent" loext:char-shading-value="0" style:font-size-asian="12pt" style:font-size-complex="12pt"/>
    </style:style>
    <style:style style:name="T80" style:family="text">
      <style:text-properties fo:font-variant="normal" fo:text-transform="none" fo:color="#000000" style:text-line-through-style="none" style:text-line-through-type="none" style:font-name="FreeSerif" fo:font-size="12pt" fo:font-style="normal" style:text-underline-style="none" fo:font-weight="normal" officeooo:rsid="00665a7d" style:text-blinking="false" fo:background-color="transparent" loext:char-shading-value="0" style:font-size-asian="12pt" style:font-size-complex="12pt"/>
    </style:style>
    <style:style style:name="T81" style:family="text">
      <style:text-properties fo:font-variant="normal" fo:text-transform="none" fo:color="#000000" style:text-line-through-style="none" style:text-line-through-type="none" style:font-name="FreeSerif" fo:font-size="12pt" fo:font-style="normal" style:text-underline-style="none" fo:font-weight="normal" officeooo:rsid="0068d1b3" style:text-blinking="false" fo:background-color="transparent" loext:char-shading-value="0" style:font-size-asian="12pt" style:font-size-complex="12pt"/>
    </style:style>
    <style:style style:name="T82" style:family="text">
      <style:text-properties fo:font-variant="normal" fo:text-transform="none" fo:color="#000000" style:text-line-through-style="none" style:text-line-through-type="none" style:font-name="FreeSerif" fo:font-size="12pt" fo:font-style="normal" style:text-underline-style="none" fo:font-weight="normal" officeooo:rsid="00152240" style:text-blinking="false" fo:background-color="transparent" loext:char-shading-value="0" style:font-size-asian="10.5pt" style:font-size-complex="12pt"/>
    </style:style>
    <style:style style:name="T83" style:family="text">
      <style:text-properties officeooo:rsid="0063ac2f"/>
    </style:style>
    <style:style style:name="T84" style:family="text">
      <style:text-properties officeooo:rsid="0065ac8f"/>
    </style:style>
    <style:style style:name="T85" style:family="text">
      <style:text-properties officeooo:rsid="00665a7d"/>
    </style:style>
    <style:style style:name="T86" style:family="text">
      <style:text-properties officeooo:rsid="0068d1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2">Android theory</text:h>
      <text:p text:style-name="P15"/>
      <text:h text:style-name="P26" text:outline-level="3">Activity</text:h>
      <text:p text:style-name="P4"><text:span text:style-name="T9">The</text:span><text:span text:style-name="T7"> </text:span><text:span text:style-name="T18">A</text:span><text:span text:style-name="T5">ctivit</text:span><text:span text:style-name="T7">y </text:span><text:span text:style-name="T9">class in the Android library represents</text:span><text:span text:style-name="T7"> </text:span><text:span text:style-name="T19">the window in which the </text:span><text:span text:style-name="T6">application’</text:span><text:span text:style-name="T9">s</text:span><text:span text:style-name="T6"> user interface </text:span><text:span text:style-name="T19">is drawn</text:span><text:span text:style-name="T6">, </text:span><text:span text:style-name="T8">and it’s a crucial part of any Android application. </text:span><text:span text:style-name="T20">An application can have multiple activities, but the one that represents the application’s first screen is commonly designated as the main activity.</text:span><text:span text:style-name="T8"> </text:span><text:span text:style-name="T9">Whereas other types of applications are </text:span><text:span text:style-name="T12">often</text:span><text:span text:style-name="T9"> </text:span><text:span text:style-name="T14">launched</text:span><text:span text:style-name="T9"> through a “main” method, </text:span><text:span text:style-name="T10">A</text:span><text:span text:style-name="T12">ndroid applications </text:span><text:span text:style-name="T13">are launched by </text:span><text:span text:style-name="T14">invoking so-called callback methods, which corresponds to specific stages in an </text:span><text:span text:style-name="T15">a</text:span><text:span text:style-name="T14">ctivity’s lifecycle. </text:span><text:span text:style-name="T16">[1]</text:span></text:p>
      <text:h text:style-name="P27" text:outline-level="3">Lifecycle</text:h>
      <text:p text:style-name="P6"><text:span text:style-name="T5">As the name might suggest, </text:span><text:span text:style-name="T23">the </text:span><text:span text:style-name="T5">Lifecycles represent </text:span><text:span text:style-name="T23">the </text:span><text:span text:style-name="T22">different states </text:span><text:span text:style-name="T23">that Android components can appear in during its lifetime. As previously mentioned in the section about activities; Android applications are </text:span><text:span text:style-name="T31">launched by invoking a callback method</text:span><text:span text:style-name="T23"> </text:span><text:span text:style-name="T24">that initiates </text:span><text:span text:style-name="T25">the application in a </text:span><text:span text:style-name="T31">specific</text:span><text:span text:style-name="T25"> state. Since different callback methods </text:span><text:span text:style-name="T26">corresponds to different application states, </text:span><text:span text:style-name="T28">an application can be launched </text:span><text:span text:style-name="T29">in different states depending on which callback method is invoked</text:span><text:span text:style-name="T32">. </text:span><text:span text:style-name="T35">[2][3]</text:span></text:p>
      <text:p text:style-name="P3"/>
      <text:h text:style-name="Heading_20_3" text:outline-level="3"><text:span text:style-name="T2">F</text:span><text:span text:style-name="T1">ragment</text:span></text:h>
      <text:p text:style-name="P14"><text:span text:style-name="T46">A f</text:span><text:span text:style-name="T47">ragment </text:span><text:span text:style-name="T46">is connected to an activity , and can be viewed as a portion of a user interface <text:s/></text:span><text:span text:style-name="T48">that</text:span><text:span text:style-name="T46"> has its own lifecycle and can be added or removed without consideration being given to the activity </text:span><text:span text:style-name="T49">that it’s connected to</text:span><text:span text:style-name="T46">. It can be thought of as a “sub-activity” which can be reused in other activities. </text:span><text:span text:style-name="T50">However,</text:span><text:span text:style-name="T46"> </text:span><text:span text:style-name="T50">since fragment</text:span><text:span text:style-name="T51">s</text:span><text:span text:style-name="T50"> </text:span><text:span text:style-name="T51">are</text:span><text:span text:style-name="T50"> connected to an activity, </text:span><text:span text:style-name="T51">they’re</text:span><text:span text:style-name="T50"> directly affected by the activity’s lifecycle, so whenever an activity is paused or destroyed, the associated fragments will follow suit. </text:span><text:span text:style-name="T52">Fragments </text:span><text:span text:style-name="T49">are often </text:span><text:span text:style-name="T48">used in order to</text:span><text:span text:style-name="T53"> utilize the larger screen space on devices such as tablets, </text:span><text:span text:style-name="T54">to dynamically combine UI components in a single activity, instead of separate activities for each component. <text:s/></text:span><text:span text:style-name="T51">[</text:span><text:span text:style-name="T55">4</text:span><text:span text:style-name="T51">]</text:span></text:p>
      <text:p text:style-name="P12"><text:span text:style-name="T26">T</text:span><text:span text:style-name="T5">he following</text:span><text:span text:style-name="T34"> four</text:span><text:span text:style-name="T5"> methods are commonly overridden for fragments:</text:span></text:p>
      <text:p text:style-name="P9"><text:span text:style-name="T26">o</text:span><text:span text:style-name="T5">nCreate:</text:span><text:span text:style-name="T26"><text:line-break/></text:span><text:span text:style-name="T38">This method is called for the initial creation of a fragment. </text:span><text:span text:style-name="T42">[</text:span><text:span text:style-name="T44">5</text:span><text:span text:style-name="T42">]</text:span></text:p>
      <text:p text:style-name="P7"><text:span text:style-name="T26">o</text:span><text:span text:style-name="T30">nActivityCreated</text:span><text:span text:style-name="T29">:<text:line-break/></text:span><text:span text:style-name="T41">When an activity which a fragment is associated with has been created and the fragment is to be instantiated, this method will be called. </text:span><text:span text:style-name="T42">[</text:span><text:span text:style-name="T44">6</text:span><text:span text:style-name="T42">]</text:span></text:p>
      <text:p text:style-name="P8"><text:span text:style-name="T29">o</text:span><text:span text:style-name="T17">nCreateView:<text:line-break/></text:span><text:span text:style-name="T39">This method lies in the fragment class, and it’s called whenever the fragment will draw its UI for the first time. </text:span><text:span text:style-name="T40">It will be called between a fragment’s method onCreate and onActivityCreated. [</text:span><text:span text:style-name="T44">7</text:span><text:span text:style-name="T40">]</text:span></text:p>
      <text:p text:style-name="P10"><text:soft-page-break/><text:span text:style-name="T33">o</text:span><text:span text:style-name="T5">nViewCreated:<text:line-break/></text:span><text:span text:style-name="T43">A method which is called right after onCreateView has returned, and it allows objects to initialize once they know how the view hierarchy is structured. [</text:span><text:span text:style-name="T44">8</text:span><text:span text:style-name="T43">]</text:span></text:p>
      <text:h text:style-name="P28" text:outline-level="3"><text:span text:style-name="T3">R</text:span><text:span text:style-name="T4">XJava</text:span></text:h>
      <text:p text:style-name="P18">RXJava is a support library to create abstraction for the low-level details of asynchronous operations and event-based programming. This enables a developer to use a collection of operators to perform the asynchronous tasks without the need to know or concern themselves with the low-level implementation details.[<text:span text:style-name="T83">9</text:span>]</text:p>
      <text:h text:style-name="P29" text:outline-level="3">Observer and Observables</text:h>
      <text:p text:style-name="P16">Any object that implements the observer interface can be an observer [1<text:span text:style-name="T84">0</text:span>]. An observer keeps track of the state of one or several observables [<text:span text:style-name="T84">11</text:span>]. Observables are data that can be observed and have one or more observers[1<text:span text:style-name="T84">0</text:span>]. When a state change happens, an observer can publish this state change so the subscribers that are attached to the observer are notified of that change [<text:span text:style-name="T84">11</text:span>].</text:p>
      <text:h text:style-name="Heading_20_3" text:outline-level="3">View</text:h>
      <text:p text:style-name="P1">Views are rectangular areas on the screen which serves as the base for all user interface components. Interactive UI components are created by widgets which uses View as its base class. <text:span text:style-name="T83">[12]</text:span></text:p>
      <text:h text:style-name="Heading_20_3" text:outline-level="3">ViewModel</text:h>
      <text:p text:style-name="P1">The data that Activities and Fragments use, as well as the communication between them and the rest of the application handled by the ViewModel class. A ViewModel is created in context with an Activity or Fragment and the Viewmodels life is associated with the scope of their scope, and as such will not get destroyed until the scope is finished. <text:span text:style-name="T83">[13]</text:span></text:p>
      <text:h text:style-name="Heading_20_3" text:outline-level="3">ViewModelProvider<text:tab/></text:h>
      <text:p text:style-name="P13">The ViewModelProvider calls the ViewModel constructor and sets a class that should be held responsible for the life cycle of the ViewModel. This works since the ViewModelProvider has an internal factory which is responsible for instantiating the ViewModel.[<text:span text:style-name="T85">14</text:span>]</text:p>
      <text:h text:style-name="P30" text:outline-level="3"><text:line-break/><text:span text:style-name="T66">LayoutInflater</text:span></text:h>
      <text:p text:style-name="P13">The LayoutInflater creates an instance of an XML file and fills the corresponding View with the layout stored in the XML instance. <text:span text:style-name="T66">[15]</text:span></text:p>
      <text:h text:style-name="Heading_20_3" text:outline-level="3"/>
      <text:h text:style-name="P31" text:outline-level="3"/>
      <text:h text:style-name="P33" text:outline-level="3">Navigation</text:h>
      <text:p text:style-name="P21">Navigation is an action that takes a user from some destination to another destination. A destination is some piece of content. All destinations exist on a stack, the top of the stack is the current view displayed to the user. When a navigation is performed the new destination is pushed to the top of the stack. [1<text:span text:style-name="T85">6</text:span>] The navigation graph is a file that holds destinations and the actions necessary to make a navigation. It is the responsibility of the navigation graph to handle the applications navigations.[<text:span text:style-name="T85">17</text:span>] </text:p>
      <text:h text:style-name="Heading_20_3" text:outline-level="3">Builder <text:span text:style-name="T66">design pattern</text:span></text:h>
      <text:p text:style-name="P1">The objective of the builder design pattern is to abstract the creation of complex objects by creating a representation of the complex object instead. [<text:span text:style-name="T86">18</text:span>] A theoretical example of Builder would be to imagine different variants of houses that can be built. Instead of making unique blueprints for every single variant of house, we can have a basic house blueprint which every variant follows, and then use a personalized blueprint for the additions to the house. [<text:span text:style-name="T86">19</text:span>]</text:p>
      <text:h text:style-name="Heading_20_3" text:outline-level="3">Dialog</text:h>
      <text:p text:style-name="P1">Dialog is user interface component which displays prompts that do not take up the entire screen that requires them to make decisions or add additional information in order to proceed. [<text:span text:style-name="T86">20</text:span>]</text:p>
      <text:h text:style-name="Heading_20_3" text:outline-level="3">Retrofit</text:h>
      <text:p text:style-name="P1">Retrofit is best described by the author Andrea Maglie who says: “Retrofit is a Java library that provides a type-safe HTTP client for Java(and Android). Retrofit lets you define an interface that will act as proxy for the HTTP API and the library will automatically generate the implementation for you.” [<text:span text:style-name="T86">21</text:span>]</text:p>
      <text:h text:style-name="P32" text:outline-level="3">LiveData</text:h>
      <text:p text:style-name="P20">LiveData is a data container that follows the observer pattern. The container has the property that it can be observed, however, unlike regular observables mentioned earlier, the LiveData container is aware of its life cycle. This enables the LiveData to only notify active observers. [<text:span text:style-name="T86">22</text:span>]</text:p>
      <text:p text:style-name="P1"/>
      <text:h text:style-name="P34" text:outline-level="1">References</text:h>
      <text:p text:style-name="P2"/>
      <text:p text:style-name="P5"><text:span text:style-name="T10">[1] </text:span><text:span text:style-name="T11">Google Developers</text:span>. <text:span text:style-name="T61">Introduction to Activities</text:span> [Internet]. <text:span text:style-name="T61">Google Developers</text:span>; <text:span text:style-name="T61">2019</text:span>. [cited <text:span text:style-name="T61">2020</text:span> <text:span text:style-name="T61">Mar</text:span> <text:span text:style-name="T61">5</text:span>] Available from: <text:a xlink:type="simple" xlink:href="https://developer.android.com/guide/components/activities/intro-activities" text:style-name="Internet_20_link" text:visited-style-name="Visited_20_Internet_20_Link">https://developer.android.com/guide/components/activities/intro-activities</text:a></text:p>
      <text:p text:style-name="P11"><text:span text:style-name="T10"><text:line-break/>[</text:span><text:span text:style-name="T21">2</text:span><text:span text:style-name="T10">] </text:span><text:span text:style-name="T11">Google Developers</text:span>. <text:span text:style-name="T63">Understand the Activity Lifecycle</text:span> [Internet]. <text:span text:style-name="T61">Google Developers</text:span>; <text:span text:style-name="T61">2019</text:span>. [cited <text:span text:style-name="T61">2020</text:span> <text:span text:style-name="T61">Mar</text:span> <text:span text:style-name="T61">5</text:span>] Available from:<text:line-break/><text:a xlink:type="simple" xlink:href="https://developer.android.com/guide/components/activities/activity-lifecycle" text:style-name="Internet_20_link" text:visited-style-name="Visited_20_Internet_20_Link">https://developer.android.com/guide/components/activities/activity-lifecycle</text:a><text:line-break/><text:line-break/><text:span text:style-name="T10">[</text:span><text:span text:style-name="T27">3</text:span><text:span text:style-name="T10">] </text:span><text:span text:style-name="T11">Google Developers</text:span>. <text:span text:style-name="T64">Handling Lifecycles with Lifecycle-Aware Components</text:span> [Internet]. <text:span text:style-name="T61">Google Developers</text:span>; <text:span text:style-name="T61">2019</text:span>. [cited <text:span text:style-name="T61">2020</text:span> <text:span text:style-name="T61">Mar</text:span> <text:span text:style-name="T61">5</text:span>] Available from:<text:line-break/><text:a xlink:type="simple" xlink:href="https://developer.android.com/topic/libraries/architecture/lifecycle" text:style-name="Internet_20_link" text:visited-style-name="Visited_20_Internet_20_Link">https://developer.android.com/topic/libraries/architecture/lifecycle</text:a><text:line-break/><text:line-break/><text:span text:style-name="T10">[</text:span><text:span text:style-name="T27">4</text:span><text:span text:style-name="T10">] </text:span><text:span text:style-name="T11">Google Developers</text:span>. <text:span text:style-name="T62">Fragments</text:span> [Internet]. <text:span text:style-name="T61">Google Developers</text:span>; <text:span text:style-name="T61">2019</text:span>. [cited <text:span text:style-name="T61">2020</text:span> <text:span text:style-name="T61">Mar</text:span> <text:span text:style-name="T61">5</text:span>] Available from: <text:a xlink:type="simple" xlink:href="https://developer.android.com/guide/components/fragments" text:style-name="Internet_20_link" text:visited-style-name="Visited_20_Internet_20_Link">https://developer.android.com/guide/components/fragments</text:a><text:line-break/></text:p>
      <text:p text:style-name="P11"><text:span text:style-name="T10">[</text:span><text:span text:style-name="T34">5</text:span><text:span text:style-name="T10">] </text:span><text:span text:style-name="T11">Google Developers</text:span>. <text:span text:style-name="T62">Fragments, onCreate</text:span> [Internet]. <text:span text:style-name="T61">Google Developers</text:span>; <text:span text:style-name="T61">2019</text:span>. [cited <text:span text:style-name="T61">2020</text:span> <text:span text:style-name="T61">Mar</text:span> <text:span text:style-name="T65">11</text:span>] Available from:<text:line-break/><text:a xlink:type="simple" xlink:href="https://developer.android.com/reference/androidx/fragment/app/Fragment#onCreate(android.os.Bundle" text:style-name="Internet_20_link" text:visited-style-name="Visited_20_Internet_20_Link">https://developer.android.com/reference/androidx/fragment/app/Fragment#onCreate(android.os.Bundle</text:a>)<text:line-break/></text:p>
      <text:p text:style-name="P11"><text:span text:style-name="T10">[</text:span><text:span text:style-name="T34">6</text:span><text:span text:style-name="T10">] </text:span><text:span text:style-name="T11">Google Developers</text:span>. <text:span text:style-name="T62">Fragments, onActivityCreated</text:span> [Internet]. <text:span text:style-name="T61">Google Developers</text:span>; <text:span text:style-name="T61">2019</text:span>. [cited <text:span text:style-name="T61">2020</text:span> <text:span text:style-name="T61">Mar</text:span> <text:span text:style-name="T65">11</text:span>] Available from:<text:line-break/><text:a xlink:type="simple" xlink:href="https://developer.android.com/reference/androidx/fragment/app/Fragment#onActivityCreated(android.os.Bundle" text:style-name="Internet_20_link" text:visited-style-name="Visited_20_Internet_20_Link">https://developer.android.com/reference/androidx/fragment/app/Fragment#onActivityCreated(android.os.Bundle</text:a>)<text:line-break/></text:p>
      <text:p text:style-name="P19"><text:span text:style-name="T10">[</text:span><text:span text:style-name="T37">7</text:span><text:span text:style-name="T10">] </text:span><text:span text:style-name="T11">Google Developers</text:span><text:span text:style-name="T10">. </text:span><text:span text:style-name="T16">Fragments, onCreateView</text:span><text:span text:style-name="T10"> [Internet]. </text:span><text:span text:style-name="T11">Google Developers</text:span><text:span text:style-name="T10">; </text:span><text:span text:style-name="T11">2019</text:span><text:span text:style-name="T10">. [cited </text:span><text:span text:style-name="T11">2020</text:span><text:span text:style-name="T10"> </text:span><text:span text:style-name="T11">Mar</text:span><text:span text:style-name="T10"> </text:span><text:span text:style-name="T36">11</text:span><text:span text:style-name="T10">] Available from:<text:line-break/></text:span><text:a xlink:type="simple" xlink:href="https://developer.android.com/reference/androidx/fragment/app/Fragment#onCreateView(android.view.LayoutInflater,%20android.view.ViewGroup,%20android.os.Bundle" text:style-name="Internet_20_link" text:visited-style-name="Visited_20_Internet_20_Link"><text:span text:style-name="T10">https://developer.android.com/reference/androidx/fragment/app/Fragment#onCreateView(android.view.LayoutInflater,%20android.view.ViewGroup,%20android.os.Bundle</text:span></text:a><text:span text:style-name="T10">)</text:span></text:p>
      <text:p text:style-name="P11"><text:span text:style-name="T10">[</text:span><text:span text:style-name="T37">8</text:span><text:span text:style-name="T10">] </text:span><text:span text:style-name="T11">Google Developers</text:span>. <text:span text:style-name="T62">Fragments, onViewCreated</text:span> [Internet]. <text:span text:style-name="T61">Google Developers</text:span>; <text:span text:style-name="T61">2019</text:span>. [cited <text:span text:style-name="T61">2020</text:span> <text:span text:style-name="T61">Mar</text:span> <text:span text:style-name="T65">11</text:span>] Available from:<text:line-break/><text:a xlink:type="simple" xlink:href="https://developer.android.com/reference/androidx/fragment/app/Fragment#onViewCreated(android.view.View,%20android.os.Bundle" text:style-name="Internet_20_link" text:visited-style-name="Visited_20_Internet_20_Link">https://developer.android.com/reference/androidx/fragment/app/Fragment#onViewCreated(android.view.View,%20android.os.Bundle</text:a>)<text:line-break/></text:p>
      <text:p text:style-name="P22"><text:span text:style-name="T56">[</text:span><text:span text:style-name="T57">9</text:span><text:span text:style-name="T56">] </text:span><text:span text:style-name="T57">ReactiveX</text:span><text:span text:style-name="T45">. </text:span><text:span text:style-name="T60">RXJava</text:span><text:span text:style-name="T45"> [Internet]. [cited </text:span><text:span text:style-name="T58">2020</text:span><text:span text:style-name="T45"> </text:span><text:span text:style-name="T58">Mar</text:span><text:span text:style-name="T45"> </text:span><text:span text:style-name="T59">13</text:span><text:span text:style-name="T45">] Available from:<text:line-break/></text:span><text:bookmark text:name="docs-internal-guid-cfe2e674-7fff-837c-8c76-765743966e66"/><text:a xlink:type="simple" xlink:href="http://reactivex.io/intro.html" text:style-name="Internet_20_link" text:visited-style-name="Visited_20_Internet_20_Link"><text:span text:style-name="T67">http://reactivex.io/intro.html</text:span></text:a></text:p>
      <text:p text:style-name="P22"><text:span text:style-name="T70"/></text:p>
      <text:p text:style-name="P23"><text:span text:style-name="T70">[1</text:span><text:span text:style-name="T71">0</text:span><text:span text:style-name="T70">] </text:span><text:span text:style-name="T82">Google Developers</text:span><text:span text:style-name="T70">. </text:span><text:span text:style-name="T71">Observable</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1">3</text:span><text:span text:style-name="T70">] Available from:</text:span></text:p>
      <text:p text:style-name="P23"><text:bookmark text:name="docs-internal-guid-92f58706-7fff-0605-3da2-2b4fdd5a3b57"/><text:soft-page-break/><text:a xlink:type="simple" xlink:href="https://developer.android.com/reference/java/util/Observable.html" text:style-name="Internet_20_link" text:visited-style-name="Visited_20_Internet_20_Link"><text:span text:style-name="T68">https://developer.android.com/reference/java/util/Observable.html</text:span></text:a></text:p>
      <text:p text:style-name="P23"><text:span text:style-name="T70">[1</text:span><text:span text:style-name="T72">1</text:span><text:span text:style-name="T70">] <text:s/></text:span><text:span text:style-name="T72">Mastering Android Application Development<text:line-break/>Antonio Pachon Ruiz<text:line-break/>Page 70-72</text:span></text:p>
      <text:p text:style-name="P23"><text:span text:style-name="T70">[1</text:span><text:span text:style-name="T72">2</text:span><text:span text:style-name="T70">] </text:span><text:span text:style-name="T82">Google Developers</text:span><text:span text:style-name="T70">. </text:span><text:span text:style-name="T72">View</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a9745fc4-7fff-d502-3df6-39cc48b624bb"/><text:a xlink:type="simple" xlink:href="https://developer.android.com/reference/android/view/View" text:style-name="Internet_20_link" text:visited-style-name="Visited_20_Internet_20_Link"><text:span text:style-name="T68">https://developer.android.com/reference/android/view/View</text:span></text:a></text:p>
      <text:p text:style-name="P23"><text:span text:style-name="T70">[1</text:span><text:span text:style-name="T72">3</text:span><text:span text:style-name="T70">] </text:span><text:span text:style-name="T82">Google Developers</text:span><text:span text:style-name="T70">. </text:span><text:span text:style-name="T72">ViewModel</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6b50da12-7fff-467f-f71c-849363ed7420"/><text:a xlink:type="simple" xlink:href="https://developer.android.com/reference/androidx/lifecycle/ViewModel" text:style-name="Internet_20_link" text:visited-style-name="Visited_20_Internet_20_Link"><text:span text:style-name="T68">https://developer.android.com/reference/androidx/lifecycle/ViewModel</text:span></text:a></text:p>
      <text:p text:style-name="P23"><text:span text:style-name="T70">[1</text:span><text:span text:style-name="T72">4</text:span><text:span text:style-name="T70">] </text:span><text:span text:style-name="T82">Google Developers</text:span><text:span text:style-name="T70">. </text:span><text:span text:style-name="T72">ViewModelProvider</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span><text:bookmark text:name="docs-internal-guid-f5107c99-7fff-78bd-53f5-0c6ffc144d20"/><text:span text:style-name="T70"><text:line-break/></text:span><text:a xlink:type="simple" xlink:href="https://developer.android.com/reference/androidx/lifecycle/ViewModelProvider" text:style-name="Internet_20_link" text:visited-style-name="Visited_20_Internet_20_Link"><text:span text:style-name="T68">https://developer.android.com/reference/androidx/lifecycle/ViewModelProvider</text:span></text:a></text:p>
      <text:p text:style-name="P23"><text:span text:style-name="T70">[1</text:span><text:span text:style-name="T72">5</text:span><text:span text:style-name="T70">] </text:span><text:span text:style-name="T82">Google Developers</text:span><text:span text:style-name="T70">. </text:span><text:span text:style-name="T72">LayoutInflater</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15dbbbd6-7fff-5452-be52-95976207529c"/><text:a xlink:type="simple" xlink:href="https://developer.android.com/reference/android/view/LayoutInflater" text:style-name="Internet_20_link" text:visited-style-name="Visited_20_Internet_20_Link"><text:span text:style-name="T68">https://developer.android.com/reference/android/view/LayoutInflater</text:span></text:a></text:p>
      <text:p text:style-name="P24"><text:span text:style-name="T70">[1</text:span><text:span text:style-name="T73">6</text:span><text:span text:style-name="T70">] </text:span><text:span text:style-name="T82">Google Developers</text:span><text:span text:style-name="T70">. </text:span><text:span text:style-name="T73">Navigation</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ab450dfd-7fff-69c1-1bc8-6dc52150a4ee"/><text:a xlink:type="simple" xlink:href="https://developer.android.com/guide/navigation" text:style-name="Internet_20_link" text:visited-style-name="Visited_20_Internet_20_Link"><text:span text:style-name="T68">https://developer.android.com/guide/navigation</text:span></text:a></text:p>
      <text:p text:style-name="P24"><text:span text:style-name="T70">[1</text:span><text:span text:style-name="T73">7</text:span><text:span text:style-name="T70">] </text:span><text:span text:style-name="T82">Google Developers</text:span><text:span text:style-name="T70">. </text:span><text:span text:style-name="T73">Navigation-principles</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d97e891a-7fff-befa-46c1-e37042f43465"/><text:a xlink:type="simple" xlink:href="https://developer.android.com/guide/navigation/navigation-principles" text:style-name="Internet_20_link" text:visited-style-name="Visited_20_Internet_20_Link"><text:span text:style-name="T68">https://developer.android.com/guide/navigation/navigation-principles</text:span></text:a></text:p>
      <text:p text:style-name="P25"><text:span text:style-name="T70">[1</text:span><text:span text:style-name="T74">8</text:span><text:span text:style-name="T70">] </text:span><text:span text:style-name="T74">Builder Design Pattern – Wikipedia [Cited 2020 Mar 13] Available from:<text:line-break/></text:span><text:bookmark text:name="docs-internal-guid-4f51e523-7fff-fbf8-65d6-c66b0f29f4fe"/><text:a xlink:type="simple" xlink:href="https://en.wikipedia.org/wiki/Builder_pattern" text:style-name="Internet_20_link" text:visited-style-name="Visited_20_Internet_20_Link"><text:span text:style-name="T69">https://en.wikipedia.org/wiki/Builder_pattern</text:span></text:a></text:p>
      <text:p text:style-name="P25"><text:span text:style-name="T70">[1</text:span><text:span text:style-name="T74">9</text:span><text:span text:style-name="T70">] </text:span><text:span text:style-name="T74">Builder Design Pattern, visual example [Cited 2020 Mar 13] Available from:<text:line-break/></text:span><text:bookmark text:name="docs-internal-guid-a369d20b-7fff-f879-9c6b-ee14a1b54efa"/><text:a xlink:type="simple" xlink:href="https://refactoring.guru/design-patterns/builder" text:style-name="Internet_20_link" text:visited-style-name="Visited_20_Internet_20_Link"><text:span text:style-name="T69">https://refactoring.guru/design-patterns/builder</text:span></text:a></text:p>
      <text:p text:style-name="P25"><text:span text:style-name="T70">[</text:span><text:span text:style-name="T74">20</text:span><text:span text:style-name="T70">] </text:span><text:span text:style-name="T82">Google Developers</text:span><text:span text:style-name="T70">. </text:span><text:span text:style-name="T74">Dialog</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5468024d-7fff-8a6a-5f16-29175f8e5af7"/><text:a xlink:type="simple" xlink:href="https://developer.android.com/guide/topics/ui/dialogs" text:style-name="Internet_20_link" text:visited-style-name="Visited_20_Internet_20_Link"><text:span text:style-name="T68">https://developer.android.com/guide/topics/ui/dialogs</text:span></text:a></text:p>
      <text:p text:style-name="P25"><text:span text:style-name="T70">[</text:span><text:span text:style-name="T74">21</text:span><text:span text:style-name="T70">] </text:span><text:span text:style-name="T74">Retrofit - Reactive Java Programming, First edition<text:line-break/>Andrea Maglie<text:line-break/>Page 79-82 </text:span></text:p>
      <text:p text:style-name="P25"><text:span text:style-name="T70">[</text:span><text:span text:style-name="T74">22</text:span><text:span text:style-name="T70">] </text:span><text:span text:style-name="T82">Google Developers</text:span><text:span text:style-name="T70">. </text:span><text:span text:style-name="T74">Dialog</text:span><text:span text:style-name="T70"> [Internet]. </text:span><text:span text:style-name="T76">Google Developers</text:span><text:span text:style-name="T70">; </text:span><text:span text:style-name="T76">2019</text:span><text:span text:style-name="T70">. [cited </text:span><text:span text:style-name="T76">2020</text:span><text:span text:style-name="T70"> </text:span><text:span text:style-name="T76">Mar</text:span><text:span text:style-name="T70"> </text:span><text:span text:style-name="T77">1</text:span><text:span text:style-name="T72">3</text:span><text:span text:style-name="T70">] Available from:<text:line-break/></text:span><text:bookmark text:name="docs-internal-guid-d445f61e-7fff-e081-0dec-08de2003e873"/><text:a xlink:type="simple" xlink:href="https://developer.android.com/topic/libraries/architecture/livedata" text:style-name="Internet_20_link" text:visited-style-name="Visited_20_Internet_20_Link"><text:span text:style-name="T68">https://developer.android.com/topic/libraries/architecture/livedata</text:span></text:a><text:span text:style-name="T4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8:10:21.274781778</meta:creation-date>
    <dc:date>2020-03-25T21:00:56.780668810</dc:date>
    <meta:editing-duration>P1DT35M22S</meta:editing-duration>
    <meta:editing-cycles>16</meta:editing-cycles>
    <meta:generator>LibreOffice/6.0.7.3$Linux_X86_64 LibreOffice_project/00m0$Build-3</meta:generator>
    <meta:document-statistic meta:table-count="0" meta:image-count="0" meta:object-count="0" meta:page-count="5" meta:paragraph-count="56" meta:word-count="1281" meta:character-count="9814" meta:non-whitespace-character-count="8573"/>
  </office:meta>
</office:document-meta>
</file>